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1.211in"/>
    </style:style>
    <style:style style:name="co12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1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4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0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4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5" style:family="table-cell" style:parent-style-name="Default">
      <style:table-cell-properties fo:border-bottom="0.0138in solid #000000" style:diagonal-bl-tr="none" style:diagonal-tl-br="none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3"/>
        <table:table-column table:style-name="co6" table:default-cell-style-name="ce23"/>
        <table:table-column table:style-name="co5" table:number-columns-repeated="22" table:default-cell-style-name="ce23"/>
        <table:table-column table:style-name="co5" table:number-columns-repeated="233" table:default-cell-style-name="ce29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4" office:value-type="string" table:number-columns-spanned="7" table:number-rows-spanned="1">
            <text:p>Sprint Backlog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5" table:number-columns-repeated="8"/>
          <table:table-cell table:number-columns-repeated="1015"/>
        </table:table-row>
        <table:table-row table:style-name="ro1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6">
            <text:p>6</text:p>
          </table:table-cell>
          <table:table-cell table:style-name="ce19" office:value-type="date" office:date-value="2011-02-07">
            <text:p>07/feb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12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0"/>
          <table:table-cell table:number-columns-repeated="1022"/>
        </table:table-row>
        <table:table-row table:style-name="ro5">
          <table:table-cell table:number-columns-repeated="10"/>
          <table:table-cell table:style-name="ce51"/>
          <table:table-cell table:style-name="ce52"/>
          <table:table-cell table:number-columns-repeated="1012"/>
        </table:table-row>
        <table:table-row table:style-name="ro3">
          <table:table-cell table:number-columns-repeated="2"/>
          <table:table-cell table:style-name="ce31" office:value-type="string">
            <text:p>Sprint</text:p>
          </table:table-cell>
          <table:table-cell table:style-name="ce31" office:value-type="string">
            <text:p>Fecha de Inicio</text:p>
          </table:table-cell>
          <table:table-cell table:style-name="ce31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float" office:value="6">
            <text:p>6</text:p>
          </table:table-cell>
          <table:table-cell table:style-name="ce19" office:value-type="date" office:date-value="2011-02-07">
            <text:p>Feb 07</text:p>
          </table:table-cell>
          <table:table-cell table:style-name="ce13" office:value-type="float" office:value="8">
            <text:p>8</text:p>
          </table:table-cell>
          <table:table-cell table:number-columns-repeated="4"/>
          <table:table-cell table:style-name="ce43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number-columns-repeated="990"/>
        </table:table-row>
        <table:table-row table:style-name="ro7">
          <table:table-cell table:number-columns-repeated="9"/>
          <table:table-cell table:style-name="ce44" office:value-type="date" office:date-value="2011-02-07">
            <text:p>Feb 07</text:p>
          </table:table-cell>
          <table:table-cell table:style-name="ce44" table:formula="of:=[.J5]+1" office:value-type="date" office:date-value="2011-02-08">
            <text:p>Feb 08</text:p>
          </table:table-cell>
          <table:table-cell table:style-name="ce44" table:formula="of:=[.K5]+1" office:value-type="date" office:date-value="2011-02-09">
            <text:p>Feb 09</text:p>
          </table:table-cell>
          <table:table-cell table:style-name="ce44" table:formula="of:=[.L5]+1" office:value-type="date" office:date-value="2011-02-10">
            <text:p>Feb 10</text:p>
          </table:table-cell>
          <table:table-cell table:style-name="ce44" table:formula="of:=[.M5]+1" office:value-type="date" office:date-value="2011-02-11">
            <text:p>Feb 11</text:p>
          </table:table-cell>
          <table:table-cell table:style-name="ce44" table:formula="of:=[.N5]+1" office:value-type="date" office:date-value="2011-02-12">
            <text:p>Feb 12</text:p>
          </table:table-cell>
          <table:table-cell table:style-name="ce44" table:formula="of:=[.O5]+1" office:value-type="date" office:date-value="2011-02-13">
            <text:p>Feb 13</text:p>
          </table:table-cell>
          <table:table-cell table:style-name="ce44" table:formula="of:=[.P5]+1" office:value-type="date" office:date-value="2011-02-14">
            <text:p>Feb 14</text:p>
          </table:table-cell>
          <table:table-cell table:style-name="ce44" table:formula="of:=[.Q5]+1" office:value-type="date" office:date-value="2011-02-15">
            <text:p>Feb 15</text:p>
          </table:table-cell>
          <table:table-cell table:style-name="ce44" table:formula="of:=[.R5]+1" office:value-type="date" office:date-value="2011-02-16">
            <text:p>Feb 16</text:p>
          </table:table-cell>
          <table:table-cell table:style-name="ce44" table:formula="of:=[.S5]+1" office:value-type="date" office:date-value="2011-02-17">
            <text:p>Feb 17</text:p>
          </table:table-cell>
          <table:table-cell table:style-name="ce44" table:formula="of:=[.T5]+1" office:value-type="date" office:date-value="2011-02-18">
            <text:p>Feb 18</text:p>
          </table:table-cell>
          <table:table-cell table:style-name="ce44" table:formula="of:=[.U5]+1" office:value-type="date" office:date-value="2011-02-19">
            <text:p>Feb 19</text:p>
          </table:table-cell>
          <table:table-cell table:style-name="ce44" table:formula="of:=[.V5]+1" office:value-type="date" office:date-value="2011-02-20">
            <text:p>Feb 20</text:p>
          </table:table-cell>
          <table:table-cell table:style-name="ce44" table:formula="of:=[.W5]+1" office:value-type="date" office:date-value="2011-02-21">
            <text:p>Feb 21</text:p>
          </table:table-cell>
          <table:table-cell table:style-name="ce44" table:formula="of:=[.X5]+1" office:value-type="date" office:date-value="2011-02-22">
            <text:p>Feb 22</text:p>
          </table:table-cell>
          <table:table-cell table:style-name="ce44" table:formula="of:=[.Y5]+1" office:value-type="date" office:date-value="2011-02-23">
            <text:p>Feb 23</text:p>
          </table:table-cell>
          <table:table-cell table:style-name="ce44" table:formula="of:=[.Z5]+1" office:value-type="date" office:date-value="2011-02-24">
            <text:p>Feb 24</text:p>
          </table:table-cell>
          <table:table-cell table:style-name="ce44" table:formula="of:=[.AA5]+1" office:value-type="date" office:date-value="2011-02-25">
            <text:p>Feb 25</text:p>
          </table:table-cell>
          <table:table-cell table:style-name="ce44" table:formula="of:=[.AB5]+1" office:value-type="date" office:date-value="2011-02-26">
            <text:p>Feb 26</text:p>
          </table:table-cell>
          <table:table-cell table:style-name="ce44" table:formula="of:=[.AC5]+1" office:value-type="date" office:date-value="2011-02-27">
            <text:p>Feb 27</text:p>
          </table:table-cell>
          <table:table-cell table:style-name="ce44" table:formula="of:=[.AD5]+1" office:value-type="date" office:date-value="2011-02-28">
            <text:p>Feb 28</text:p>
          </table:table-cell>
          <table:table-cell table:style-name="ce44" table:formula="of:=[.AE5]+1" office:value-type="date" office:date-value="2011-03-01">
            <text:p>Mar 01</text:p>
          </table:table-cell>
          <table:table-cell table:style-name="ce44" table:formula="of:=[.AF5]+1" office:value-type="date" office:date-value="2011-03-02">
            <text:p>Mar 02</text:p>
          </table:table-cell>
          <table:table-cell table:style-name="ce44" table:formula="of:=[.AG5]+1" office:value-type="date" office:date-value="2011-03-03">
            <text:p>Mar 03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38" office:value-type="string" table:number-columns-spanned="2" table:number-rows-spanned="1">
            <text:p>Tareas Pendientes</text:p>
          </table:table-cell>
          <table:covered-table-cell table:style-name="ce38"/>
          <table:table-cell table:style-name="ce45" table:formula="of:=COUNTIF([.J10:.J12];&quot;&gt;0&quot;)" office:value-type="float" office:value="3">
            <text:p>3</text:p>
          </table:table-cell>
          <table:table-cell table:style-name="ce45" table:formula="of:=COUNTIF([.K10:.K12];&quot;&gt;0&quot;)" office:value-type="float" office:value="2">
            <text:p>2</text:p>
          </table:table-cell>
          <table:table-cell table:style-name="ce45" table:formula="of:=COUNTIF([.L10:.L12];&quot;&gt;0&quot;)" office:value-type="float" office:value="1">
            <text:p>1</text:p>
          </table:table-cell>
          <table:table-cell table:style-name="ce45" table:formula="of:=COUNTIF([.M10:.M12];&quot;&gt;0&quot;)" office:value-type="float" office:value="1">
            <text:p>1</text:p>
          </table:table-cell>
          <table:table-cell table:style-name="ce45" table:formula="of:=COUNTIF([.N10:.N12];&quot;&gt;0&quot;)" office:value-type="float" office:value="1">
            <text:p>1</text:p>
          </table:table-cell>
          <table:table-cell table:style-name="ce45" table:formula="of:=COUNTIF([.O10:.O12];&quot;&gt;0&quot;)" office:value-type="float" office:value="1">
            <text:p>1</text:p>
          </table:table-cell>
          <table:table-cell table:style-name="ce45" table:formula="of:=COUNTIF([.P10:.P12];&quot;&gt;0&quot;)" office:value-type="float" office:value="1">
            <text:p>1</text:p>
          </table:table-cell>
          <table:table-cell table:style-name="ce45" table:formula="of:=COUNTIF([.Q10:.Q12];&quot;&gt;0&quot;)" office:value-type="float" office:value="1">
            <text:p>1</text:p>
          </table:table-cell>
          <table:table-cell table:style-name="ce45" table:formula="of:=COUNTIF([.R10:.R12];&quot;&gt;0&quot;)" office:value-type="float" office:value="1">
            <text:p>1</text:p>
          </table:table-cell>
          <table:table-cell table:style-name="ce45" table:formula="of:=COUNTIF([.S10:.S12];&quot;&gt;0&quot;)" office:value-type="float" office:value="1">
            <text:p>1</text:p>
          </table:table-cell>
          <table:table-cell table:style-name="ce45" table:formula="of:=COUNTIF([.T10:.T12];&quot;&gt;0&quot;)" office:value-type="float" office:value="1">
            <text:p>1</text:p>
          </table:table-cell>
          <table:table-cell table:style-name="ce45" table:formula="of:=COUNTIF([.U10:.U12];&quot;&gt;0&quot;)" office:value-type="float" office:value="1">
            <text:p>1</text:p>
          </table:table-cell>
          <table:table-cell table:style-name="ce45" table:formula="of:=COUNTIF([.V10:.V12];&quot;&gt;0&quot;)" office:value-type="float" office:value="1">
            <text:p>1</text:p>
          </table:table-cell>
          <table:table-cell table:style-name="ce45" table:formula="of:=COUNTIF([.W10:.W12];&quot;&gt;0&quot;)" office:value-type="float" office:value="1">
            <text:p>1</text:p>
          </table:table-cell>
          <table:table-cell table:style-name="ce45" table:formula="of:=COUNTIF([.X10:.X12];&quot;&gt;0&quot;)" office:value-type="float" office:value="1">
            <text:p>1</text:p>
          </table:table-cell>
          <table:table-cell table:style-name="ce45" table:formula="of:=COUNTIF([.Y10:.Y12];&quot;&gt;0&quot;)" office:value-type="float" office:value="0">
            <text:p>0</text:p>
          </table:table-cell>
          <table:table-cell table:style-name="ce45" table:formula="of:=COUNTIF([.Z10:.Z12];&quot;&gt;0&quot;)" office:value-type="float" office:value="0">
            <text:p>0</text:p>
          </table:table-cell>
          <table:table-cell table:style-name="ce45" table:formula="of:=COUNTIF([.AA10:.AA12];&quot;&gt;0&quot;)" office:value-type="float" office:value="0">
            <text:p>0</text:p>
          </table:table-cell>
          <table:table-cell table:style-name="ce45" table:formula="of:=COUNTIF([.AB10:.AB12];&quot;&gt;0&quot;)" office:value-type="float" office:value="0">
            <text:p>0</text:p>
          </table:table-cell>
          <table:table-cell table:style-name="ce45" table:formula="of:=COUNTIF([.AC10:.AC12];&quot;&gt;0&quot;)" office:value-type="float" office:value="0">
            <text:p>0</text:p>
          </table:table-cell>
          <table:table-cell table:style-name="ce45" table:formula="of:=COUNTIF([.AD10:.AD12];&quot;&gt;0&quot;)" office:value-type="float" office:value="0">
            <text:p>0</text:p>
          </table:table-cell>
          <table:table-cell table:style-name="ce45" table:formula="of:=COUNTIF([.AE10:.AE12];&quot;&gt;0&quot;)" office:value-type="float" office:value="0">
            <text:p>0</text:p>
          </table:table-cell>
          <table:table-cell table:style-name="ce45" table:formula="of:=COUNTIF([.AF10:.AF12];&quot;&gt;0&quot;)" office:value-type="float" office:value="0">
            <text:p>0</text:p>
          </table:table-cell>
          <table:table-cell table:style-name="ce45" table:formula="of:=COUNTIF([.AG10:.AG12];&quot;&gt;0&quot;)" office:value-type="float" office:value="0">
            <text:p>0</text:p>
          </table:table-cell>
          <table:table-cell table:style-name="ce45" table:formula="of:=COUNTIF([.AH10:.AH12];&quot;&gt;0&quot;)" office:value-type="float" office:value="0">
            <text:p>0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39" office:value-type="string" table:number-columns-spanned="2" table:number-rows-spanned="1">
            <text:p>Horas de Trabajo Pendientes</text:p>
          </table:table-cell>
          <table:covered-table-cell table:style-name="ce39"/>
          <table:table-cell table:style-name="ce46" table:formula="of:=SUM([.J10:.J12])" office:value-type="float" office:value="28">
            <text:p>28</text:p>
          </table:table-cell>
          <table:table-cell table:style-name="ce46" table:formula="of:=SUM([.K10:.K12])" office:value-type="float" office:value="23">
            <text:p>23</text:p>
          </table:table-cell>
          <table:table-cell table:style-name="ce46" table:formula="of:=SUM([.L10:.L12])" office:value-type="float" office:value="18">
            <text:p>18</text:p>
          </table:table-cell>
          <table:table-cell table:style-name="ce46" table:formula="of:=SUM([.M10:.M12])" office:value-type="float" office:value="18">
            <text:p>18</text:p>
          </table:table-cell>
          <table:table-cell table:style-name="ce46" table:formula="of:=SUM([.N10:.N12])" office:value-type="float" office:value="18">
            <text:p>18</text:p>
          </table:table-cell>
          <table:table-cell table:style-name="ce46" table:formula="of:=SUM([.O10:.O12])" office:value-type="float" office:value="14">
            <text:p>14</text:p>
          </table:table-cell>
          <table:table-cell table:style-name="ce46" table:formula="of:=SUM([.P10:.P12])" office:value-type="float" office:value="12">
            <text:p>12</text:p>
          </table:table-cell>
          <table:table-cell table:style-name="ce46" table:formula="of:=SUM([.Q10:.Q12])" office:value-type="float" office:value="10">
            <text:p>10</text:p>
          </table:table-cell>
          <table:table-cell table:style-name="ce46" table:formula="of:=SUM([.R10:.R12])" office:value-type="float" office:value="10">
            <text:p>10</text:p>
          </table:table-cell>
          <table:table-cell table:style-name="ce46" table:formula="of:=SUM([.S10:.S12])" office:value-type="float" office:value="8">
            <text:p>8</text:p>
          </table:table-cell>
          <table:table-cell table:style-name="ce46" table:formula="of:=SUM([.T10:.T12])" office:value-type="float" office:value="7">
            <text:p>7</text:p>
          </table:table-cell>
          <table:table-cell table:style-name="ce46" table:formula="of:=SUM([.U10:.U12])" office:value-type="float" office:value="5">
            <text:p>5</text:p>
          </table:table-cell>
          <table:table-cell table:style-name="ce46" table:formula="of:=SUM([.V10:.V12])" office:value-type="float" office:value="5">
            <text:p>5</text:p>
          </table:table-cell>
          <table:table-cell table:style-name="ce46" table:formula="of:=SUM([.W10:.W12])" office:value-type="float" office:value="4">
            <text:p>4</text:p>
          </table:table-cell>
          <table:table-cell table:style-name="ce46" table:formula="of:=SUM([.X10:.X12])" office:value-type="float" office:value="1">
            <text:p>1</text:p>
          </table:table-cell>
          <table:table-cell table:style-name="ce46" table:formula="of:=SUM([.Y10:.Y12])" office:value-type="float" office:value="0">
            <text:p>0</text:p>
          </table:table-cell>
          <table:table-cell table:style-name="ce46" table:formula="of:=SUM([.Z10:.Z12])" office:value-type="float" office:value="0">
            <text:p>0</text:p>
          </table:table-cell>
          <table:table-cell table:style-name="ce46" table:formula="of:=SUM([.AA10:.AA12])" office:value-type="float" office:value="0">
            <text:p>0</text:p>
          </table:table-cell>
          <table:table-cell table:style-name="ce46" table:formula="of:=SUM([.AB10:.AB12])" office:value-type="float" office:value="0">
            <text:p>0</text:p>
          </table:table-cell>
          <table:table-cell table:style-name="ce46" table:formula="of:=SUM([.AC10:.AC12])" office:value-type="float" office:value="0">
            <text:p>0</text:p>
          </table:table-cell>
          <table:table-cell table:style-name="ce46" table:formula="of:=SUM([.AD10:.AD12])" office:value-type="float" office:value="0">
            <text:p>0</text:p>
          </table:table-cell>
          <table:table-cell table:style-name="ce46" table:formula="of:=SUM([.AE10:.AE12])" office:value-type="float" office:value="0">
            <text:p>0</text:p>
          </table:table-cell>
          <table:table-cell table:style-name="ce46" table:formula="of:=SUM([.AF10:.AF12])" office:value-type="float" office:value="0">
            <text:p>0</text:p>
          </table:table-cell>
          <table:table-cell table:style-name="ce46" table:formula="of:=SUM([.AG10:.AG12])" office:value-type="float" office:value="0">
            <text:p>0</text:p>
          </table:table-cell>
          <table:table-cell table:style-name="ce46" table:formula="of:=SUM([.AH10:.AH12])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31" office:value-type="string" table:number-columns-spanned="8" table:number-rows-spanned="1">
            <text:p>Sprint Backlog 1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7" office:value-type="string" table:number-columns-spanned="25" table:number-rows-spanned="2">
            <text:p>Esfuerzo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990"/>
        </table:table-row>
        <table:table-row table:style-name="ro3">
          <table:table-cell/>
          <table:table-cell table:style-name="ce31" office:value-type="string">
            <text:p>ID</text:p>
          </table:table-cell>
          <table:table-cell table:style-name="ce31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1" office:value-type="string" table:number-columns-spanned="2" table:number-rows-spanned="1">
            <text:p>Tarea</text:p>
          </table:table-cell>
          <table:covered-table-cell table:style-name="ce35"/>
          <table:table-cell table:style-name="ce31" office:value-type="string">
            <text:p>Tipo</text:p>
          </table:table-cell>
          <table:table-cell table:style-name="ce31" office:value-type="string">
            <text:p>Estado</text:p>
          </table:table-cell>
          <table:table-cell table:style-name="ce31" office:value-type="string">
            <text:p>Responsable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990"/>
        </table:table-row>
        <table:table-row table:style-name="ro9">
          <table:table-cell/>
          <table:table-cell table:style-name="ce32" office:value-type="float" office:value="29">
            <text:p>29</text:p>
          </table:table-cell>
          <table:table-cell table:style-name="ce33" office:value-type="string" table:number-columns-spanned="2" table:number-rows-spanned="1">
            <text:p>Realizar 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Análisis y Diseño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table:number-columns-repeated="3"/>
          <table:table-cell table:number-columns-repeated="990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Modificación de datos personales catedrático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table:number-columns-repeated="3"/>
          <table:table-cell table:number-columns-repeated="990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Proceso de asignación de cursos reingreso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2">
            <text:p>12</text:p>
          </table:table-cell>
          <table:table-cell table:style-name="ce49" office:value-type="float" office:value="10">
            <text:p>10</text:p>
          </table:table-cell>
          <table:table-cell table:style-name="ce49" office:value-type="float" office:value="10">
            <text:p>10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7">
            <text:p>7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table:number-columns-repeated="3"/>
          <table:table-cell table:number-columns-repeated="990"/>
        </table:table-row>
        <table:table-row table:style-name="ro7">
          <table:table-cell table:number-columns-repeated="9"/>
          <table:table-cell table:style-name="ce50" table:formula="of:=[.J5]" office:value-type="date" office:date-value="2011-02-07">
            <text:p>Feb 07</text:p>
          </table:table-cell>
          <table:table-cell table:style-name="ce50" table:formula="of:=[.K5]" office:value-type="date" office:date-value="2011-02-08">
            <text:p>Feb 08</text:p>
          </table:table-cell>
          <table:table-cell table:style-name="ce50" table:formula="of:=[.L5]" office:value-type="date" office:date-value="2011-02-09">
            <text:p>Feb 09</text:p>
          </table:table-cell>
          <table:table-cell table:style-name="ce50" table:formula="of:=[.M5]" office:value-type="date" office:date-value="2011-02-10">
            <text:p>Feb 10</text:p>
          </table:table-cell>
          <table:table-cell table:style-name="ce50" table:formula="of:=[.N5]" office:value-type="date" office:date-value="2011-02-11">
            <text:p>Feb 11</text:p>
          </table:table-cell>
          <table:table-cell table:style-name="ce50" table:formula="of:=[.O5]" office:value-type="date" office:date-value="2011-02-12">
            <text:p>Feb 12</text:p>
          </table:table-cell>
          <table:table-cell table:style-name="ce50" table:formula="of:=[.P5]" office:value-type="date" office:date-value="2011-02-13">
            <text:p>Feb 13</text:p>
          </table:table-cell>
          <table:table-cell table:style-name="ce50" table:formula="of:=[.Q5]" office:value-type="date" office:date-value="2011-02-14">
            <text:p>Feb 14</text:p>
          </table:table-cell>
          <table:table-cell table:style-name="ce50" table:formula="of:=[.R5]" office:value-type="date" office:date-value="2011-02-15">
            <text:p>Feb 15</text:p>
          </table:table-cell>
          <table:table-cell table:style-name="ce50" table:formula="of:=[.S5]" office:value-type="date" office:date-value="2011-02-16">
            <text:p>Feb 16</text:p>
          </table:table-cell>
          <table:table-cell table:style-name="ce50" table:formula="of:=[.T5]" office:value-type="date" office:date-value="2011-02-17">
            <text:p>Feb 17</text:p>
          </table:table-cell>
          <table:table-cell table:style-name="ce50" table:formula="of:=[.U5]" office:value-type="date" office:date-value="2011-02-18">
            <text:p>Feb 18</text:p>
          </table:table-cell>
          <table:table-cell table:style-name="ce50" table:formula="of:=[.V5]" office:value-type="date" office:date-value="2011-02-19">
            <text:p>Feb 19</text:p>
          </table:table-cell>
          <table:table-cell table:style-name="ce54" table:formula="of:=[.W5]" office:value-type="date" office:date-value="2011-02-20">
            <text:p>Feb 20</text:p>
          </table:table-cell>
          <table:table-cell table:style-name="ce50" table:formula="of:=[.X5]" office:value-type="date" office:date-value="2011-02-21">
            <text:p>Feb 21</text:p>
          </table:table-cell>
          <table:table-cell table:style-name="ce50" table:formula="of:=[.Y5]" office:value-type="date" office:date-value="2011-02-22">
            <text:p>Feb 22</text:p>
          </table:table-cell>
          <table:table-cell table:style-name="ce50" table:formula="of:=[.Z5]" office:value-type="date" office:date-value="2011-02-23">
            <text:p>Feb 23</text:p>
          </table:table-cell>
          <table:table-cell table:style-name="ce50" table:formula="of:=[.AA5]" office:value-type="date" office:date-value="2011-02-24">
            <text:p>Feb 24</text:p>
          </table:table-cell>
          <table:table-cell table:style-name="ce50" table:formula="of:=[.AB5]" office:value-type="date" office:date-value="2011-02-25">
            <text:p>Feb 25</text:p>
          </table:table-cell>
          <table:table-cell table:style-name="ce50" table:formula="of:=[.AC5]" office:value-type="date" office:date-value="2011-02-26">
            <text:p>Feb 26</text:p>
          </table:table-cell>
          <table:table-cell table:style-name="ce50" table:formula="of:=[.AD5]" office:value-type="date" office:date-value="2011-02-27">
            <text:p>Feb 27</text:p>
          </table:table-cell>
          <table:table-cell table:style-name="ce50" table:formula="of:=[.AE5]" office:value-type="date" office:date-value="2011-02-28">
            <text:p>Feb 28</text:p>
          </table:table-cell>
          <table:table-cell table:style-name="ce50" table:formula="of:=[.AF5]" office:value-type="date" office:date-value="2011-03-01">
            <text:p>Mar 01</text:p>
          </table:table-cell>
          <table:table-cell table:style-name="ce50" table:formula="of:=[.AG5]" office:value-type="date" office:date-value="2011-03-02">
            <text:p>Mar 02</text:p>
          </table:table-cell>
          <table:table-cell table:style-name="ce50" table:formula="of:=[.AH5]" office:value-type="date" office:date-value="2011-03-03">
            <text:p>Mar 03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1" table:content-validation-name="val4" office:value-type="string">
            <text:p>Carlos Solórzano</text:p>
          </table:table-cell>
          <table:table-cell table:style-name="ce41" table:formula="of:=SUMIF([.I10:.I12];[.I14];[.J10:.J12])" office:value-type="float" office:value="28">
            <text:p>28</text:p>
          </table:table-cell>
          <table:table-cell table:style-name="ce41" table:formula="of:=SUMIF([.I10:.I12];[.I14];[.K10:.K12])" office:value-type="float" office:value="23">
            <text:p>23</text:p>
          </table:table-cell>
          <table:table-cell table:style-name="ce41" table:formula="of:=SUMIF([.I10:.I12];[.I14];[.L10:.L12])" office:value-type="float" office:value="18">
            <text:p>18</text:p>
          </table:table-cell>
          <table:table-cell table:style-name="ce41" table:formula="of:=SUMIF([.I10:.I12];[.I14];[.M10:.M12])" office:value-type="float" office:value="18">
            <text:p>18</text:p>
          </table:table-cell>
          <table:table-cell table:style-name="ce41" table:formula="of:=SUMIF([.I10:.I12];[.I14];[.N10:.N12])" office:value-type="float" office:value="18">
            <text:p>18</text:p>
          </table:table-cell>
          <table:table-cell table:style-name="ce41" table:formula="of:=SUMIF([.I10:.I12];[.I14];[.O10:.O12])" office:value-type="float" office:value="14">
            <text:p>14</text:p>
          </table:table-cell>
          <table:table-cell table:style-name="ce41" table:formula="of:=SUMIF([.I10:.I12];[.I14];[.P10:.P12])" office:value-type="float" office:value="12">
            <text:p>12</text:p>
          </table:table-cell>
          <table:table-cell table:style-name="ce41" table:formula="of:=SUMIF([.I10:.I12];[.I14];[.Q10:.Q12])" office:value-type="float" office:value="10">
            <text:p>10</text:p>
          </table:table-cell>
          <table:table-cell table:style-name="ce41" table:formula="of:=SUMIF([.I10:.I12];[.I14];[.R10:.R12])" office:value-type="float" office:value="10">
            <text:p>10</text:p>
          </table:table-cell>
          <table:table-cell table:style-name="ce41" table:formula="of:=SUMIF([.I10:.I12];[.I14];[.S10:.S12])" office:value-type="float" office:value="8">
            <text:p>8</text:p>
          </table:table-cell>
          <table:table-cell table:style-name="ce41" table:formula="of:=SUMIF([.I10:.I12];[.I14];[.T10:.T12])" office:value-type="float" office:value="7">
            <text:p>7</text:p>
          </table:table-cell>
          <table:table-cell table:style-name="ce41" table:formula="of:=SUMIF([.I10:.I12];[.I14];[.U10:.U12])" office:value-type="float" office:value="5">
            <text:p>5</text:p>
          </table:table-cell>
          <table:table-cell table:style-name="ce41" table:formula="of:=SUMIF([.I10:.I12];[.I14];[.V10:.V12])" office:value-type="float" office:value="5">
            <text:p>5</text:p>
          </table:table-cell>
          <table:table-cell table:style-name="ce41" table:formula="of:=SUMIF([.I10:.I12];[.I14];[.W10:.W12])" office:value-type="float" office:value="4">
            <text:p>4</text:p>
          </table:table-cell>
          <table:table-cell table:style-name="ce41" table:formula="of:=SUMIF([.I10:.I12];[.I14];[.X10:.X12])" office:value-type="float" office:value="1">
            <text:p>1</text:p>
          </table:table-cell>
          <table:table-cell table:style-name="ce41" table:formula="of:=SUMIF([.I10:.I12];[.I14];[.Y10:.Y12])" office:value-type="float" office:value="0">
            <text:p>0</text:p>
          </table:table-cell>
          <table:table-cell table:style-name="ce41" table:formula="of:=SUMIF([.I10:.I12];[.I14];[.Z10:.Z12])" office:value-type="float" office:value="0">
            <text:p>0</text:p>
          </table:table-cell>
          <table:table-cell table:style-name="ce41" table:formula="of:=SUMIF([.I10:.I12];[.I14];[.AA10:.AA12])" office:value-type="float" office:value="0">
            <text:p>0</text:p>
          </table:table-cell>
          <table:table-cell table:style-name="ce41" table:formula="of:=SUMIF([.I10:.I12];[.I14];[.AB10:.AB12])" office:value-type="float" office:value="0">
            <text:p>0</text:p>
          </table:table-cell>
          <table:table-cell table:style-name="ce41" table:formula="of:=SUMIF([.I10:.I12];[.I14];[.AC10:.AC12])" office:value-type="float" office:value="0">
            <text:p>0</text:p>
          </table:table-cell>
          <table:table-cell table:style-name="ce41" table:formula="of:=SUMIF([.I10:.I12];[.I14];[.AD10:.AD12])" office:value-type="float" office:value="0">
            <text:p>0</text:p>
          </table:table-cell>
          <table:table-cell table:style-name="ce41" table:formula="of:=SUMIF([.L10:.L12];[.L14];[.AE10:.AE12])" office:value-type="float" office:value="0">
            <text:p>0</text:p>
          </table:table-cell>
          <table:table-cell table:style-name="ce41" table:formula="of:=SUMIF([.I10:.I11];[.I14];[.AF10:.AF11])" office:value-type="float" office:value="0">
            <text:p>0</text:p>
          </table:table-cell>
          <table:table-cell table:style-name="ce41" table:formula="of:=SUMIF([.I10:.I11];[.I14];[.AG10:.AG11])" office:value-type="float" office:value="0">
            <text:p>0</text:p>
          </table:table-cell>
          <table:table-cell table:style-name="ce41" table:formula="of:=SUMIF([.I10:.I11];[.I14];[.AH10:.AH11])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1" table:content-validation-name="val5"/>
          <table:table-cell table:style-name="ce41" table:formula="of:=SUMIF([.I10:.I11];[.I15];[.J10:.J11])" office:value-type="float" office:value="0">
            <text:p>0</text:p>
          </table:table-cell>
          <table:table-cell table:style-name="ce41" table:formula="of:=SUMIF([.I10:.I11];[.I15];[.K10:.K11])" office:value-type="float" office:value="0">
            <text:p>0</text:p>
          </table:table-cell>
          <table:table-cell table:style-name="ce41" table:formula="of:=SUMIF([.I10:.I11];[.I15];[.L10:.L11])" office:value-type="float" office:value="0">
            <text:p>0</text:p>
          </table:table-cell>
          <table:table-cell table:style-name="ce41" table:formula="of:=SUMIF([.I10:.I11];[.I15];[.M10:.M11])" office:value-type="float" office:value="0">
            <text:p>0</text:p>
          </table:table-cell>
          <table:table-cell table:style-name="ce41" table:formula="of:=SUMIF([.I10:.I11];[.I15];[.N10:.N11])" office:value-type="float" office:value="0">
            <text:p>0</text:p>
          </table:table-cell>
          <table:table-cell table:style-name="ce41" table:formula="of:=SUMIF([.I10:.I11];[.I15];[.O10:.O11])" office:value-type="float" office:value="0">
            <text:p>0</text:p>
          </table:table-cell>
          <table:table-cell table:style-name="ce41" table:formula="of:=SUMIF([.I10:.I11];[.I15];[.P10:.P11])" office:value-type="float" office:value="0">
            <text:p>0</text:p>
          </table:table-cell>
          <table:table-cell table:style-name="ce41" table:formula="of:=SUMIF([.I10:.I11];[.I15];[.Q10:.Q11])" office:value-type="float" office:value="0">
            <text:p>0</text:p>
          </table:table-cell>
          <table:table-cell table:style-name="ce41" table:formula="of:=SUMIF([.I10:.I11];[.I15];[.R10:.R11])" office:value-type="float" office:value="0">
            <text:p>0</text:p>
          </table:table-cell>
          <table:table-cell table:style-name="ce41" table:formula="of:=SUMIF([.I10:.I11];[.I15];[.S10:.S11])" office:value-type="float" office:value="0">
            <text:p>0</text:p>
          </table:table-cell>
          <table:table-cell table:style-name="ce41" table:formula="of:=SUMIF([.I10:.I11];[.I15];[.T10:.T11])" office:value-type="float" office:value="0">
            <text:p>0</text:p>
          </table:table-cell>
          <table:table-cell table:style-name="ce41" table:formula="of:=SUMIF([.I10:.I11];[.I15];[.U10:.U11])" office:value-type="float" office:value="0">
            <text:p>0</text:p>
          </table:table-cell>
          <table:table-cell table:style-name="ce41" table:formula="of:=SUMIF([.I10:.I11];[.I15];[.V10:.V11])" office:value-type="float" office:value="0">
            <text:p>0</text:p>
          </table:table-cell>
          <table:table-cell table:style-name="ce41" table:formula="of:=SUMIF([.I10:.I11];[.I15];[.W10:.W11])" office:value-type="float" office:value="0">
            <text:p>0</text:p>
          </table:table-cell>
          <table:table-cell table:style-name="ce41" table:formula="of:=SUMIF([.I10:.I11];[.I15];[.X10:.X11])" office:value-type="float" office:value="0">
            <text:p>0</text:p>
          </table:table-cell>
          <table:table-cell table:style-name="ce41" table:formula="of:=SUMIF([.I10:.I11];[.I15];[.Y10:.Y11])" office:value-type="float" office:value="0">
            <text:p>0</text:p>
          </table:table-cell>
          <table:table-cell table:style-name="ce41" table:formula="of:=SUMIF([.I10:.I11];[.I15];[.Z10:.Z11])" office:value-type="float" office:value="0">
            <text:p>0</text:p>
          </table:table-cell>
          <table:table-cell table:style-name="ce41" table:formula="of:=SUMIF([.I10:.I11];[.I15];[.AA10:.AA11])" office:value-type="float" office:value="0">
            <text:p>0</text:p>
          </table:table-cell>
          <table:table-cell table:style-name="ce56" table:formula="of:=SUMIF([.I10:.I11];[.I15];[.AB10:.AB11])" office:value-type="float" office:value="0">
            <text:p>0</text:p>
          </table:table-cell>
          <table:table-cell table:style-name="ce41" table:formula="of:=SUMIF([.I10:.I11];[.I15];[.AC10:.AC11])" office:value-type="float" office:value="0">
            <text:p>0</text:p>
          </table:table-cell>
          <table:table-cell table:style-name="ce41" table:formula="of:=SUMIF([.I10:.I11];[.I15];[.AD10:.AD11])" office:value-type="float" office:value="0">
            <text:p>0</text:p>
          </table:table-cell>
          <table:table-cell table:style-name="ce41" table:formula="of:=SUMIF([.I10:.I11];[.I15];[.AE10:.AE11])" office:value-type="float" office:value="0">
            <text:p>0</text:p>
          </table:table-cell>
          <table:table-cell table:style-name="ce41" table:formula="of:=SUMIF([.I10:.I11];[.I15];[.AF10:.AF11])" office:value-type="float" office:value="0">
            <text:p>0</text:p>
          </table:table-cell>
          <table:table-cell table:style-name="ce41" table:formula="of:=SUMIF([.I10:.I11];[.I15];[.AG10:.AG11])" office:value-type="float" office:value="0">
            <text:p>0</text:p>
          </table:table-cell>
          <table:table-cell table:style-name="ce41" table:formula="of:=SUMIF([.I10:.I11];[.I15];[.AH10:.AH11])" office:value-type="float" office:value="0">
            <text:p>0</text:p>
          </table:table-cell>
          <table:table-cell table:number-columns-repeated="990"/>
        </table:table-row>
        <table:table-row table:style-name="ro6" table:number-rows-repeated="2">
          <table:table-cell table:number-columns-repeated="8"/>
          <table:table-cell table:style-name="ce42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20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299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0984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63in">
            <draw:object draw:notify-on-update-of-ranges="Sprint.J13:Sprint.AH13 Sprint.I14:Sprint.I14 Sprint.J14:Sprint.AH14 Sprint.I15:Sprint.I15 Sprint.J15:Sprint.AH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1" table:number-columns-repeated="4" table:default-cell-style-name="ce8"/>
        <table:table-column table:style-name="co3" table:number-columns-repeated="6" table:default-cell-style-name="ce8"/>
        <table:table-column table:style-name="co12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6">
            <text:p>6</text:p>
          </table:table-cell>
          <table:table-cell table:style-name="ce19" table:formula="of:=[$Configuracion.C9]" office:value-type="date" office:date-value="2011-02-07">
            <text:p>Feb 07</text:p>
          </table:table-cell>
          <table:table-cell table:style-name="ce13" table:formula="of:=[$Configuracion.D9]" office:value-type="float" office:value="8">
            <text:p>8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4">02/24/2011</text:date>, <text:time>00:28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2-24T00:28:04.70</dc:date>
    <meta:generator>OpenOffice.org/3.2$Win32 OpenOffice.org_project/320m18$Build-9502</meta:generator>
    <meta:editing-duration>PT18H33M34S</meta:editing-duration>
    <meta:editing-cycles>67</meta:editing-cycles>
    <dc:creator>Carlos Solórzano</dc:creator>
    <meta:document-statistic meta:table-count="4" meta:cell-count="3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962cm" svg:y="2.485cm" svg:width="34.789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4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7/feb</text:p>
                <draw:g>
                  <svg:desc>Sprint.J5:Sprint.AH5</svg:desc>
                </draw:g>
              </table:table-cell>
              <table:table-cell office:value-type="string">
                <text:p>08/feb</text:p>
              </table:table-cell>
              <table:table-cell office:value-type="string">
                <text:p>09/feb</text:p>
              </table:table-cell>
              <table:table-cell office:value-type="string">
                <text:p>10/feb</text:p>
              </table:table-cell>
              <table:table-cell office:value-type="string">
                <text:p>11/feb</text:p>
              </table:table-cell>
              <table:table-cell office:value-type="string">
                <text:p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print.J6:Sprint.AH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7.099cm" svg:y="11.108cm" chart:style-name="ch3"/>
        <chart:plot-area chart:style-name="ch4" table:cell-range-address="Sprint.J13:Sprint.AH15 Sprint.I14:Sprint.I15" chart:data-source-has-labels="both" svg:x="2.129cm" svg:y="2.246cm" svg:width="36.272cm" svg:height="7.323cm">
          <chartooo:coordinate-region svg:x="2.856cm" svg:y="2.485cm" svg:width="34.895cm" svg:height="6.358cm"/>
          <chart:axis chart:dimension="x" chart:name="primary-x" chart:style-name="ch5">
            <chart:title svg:x="19.633cm" svg:y="9.809cm" chart:style-name="ch6">
              <text:p>Días</text:p>
            </chart:title>
            <chart:categories table:cell-range-address="Sprint.J13:Sprint.AH13"/>
          </chart:axis>
          <chart:axis chart:dimension="y" chart:name="primary-y" chart:style-name="ch5">
            <chart:title svg:x="0.451cm" svg:y="8.16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4:Sprint.AH14" chart:label-cell-address="Sprint.I14:Sprint.I14" chart:class="chart:line">
            <chart:data-point chart:repeated="25"/>
          </chart:series>
          <chart:series chart:style-name="ch10" chart:values-cell-range-address="Sprint.J15:Sprint.AH15" chart:label-cell-address="Sprint.I15:Sprint.I15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7/feb</text:p>
                <draw:g>
                  <svg:desc>Sprint.J13:Sprint.AH13</svg:desc>
                </draw:g>
              </table:table-cell>
              <table:table-cell office:value-type="string">
                <text:p>08/feb</text:p>
              </table:table-cell>
              <table:table-cell office:value-type="string">
                <text:p>09/feb</text:p>
              </table:table-cell>
              <table:table-cell office:value-type="string">
                <text:p>10/feb</text:p>
              </table:table-cell>
              <table:table-cell office:value-type="string">
                <text:p>11/feb</text:p>
              </table:table-cell>
              <table:table-cell office:value-type="string">
                <text:p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4:Sprint.I14</svg:desc>
                </draw:g>
              </table:table-cell>
              <table:table-cell office:value-type="float" office:value="28">
                <text:p>28</text:p>
                <draw:g>
                  <svg:desc>Sprint.J14:Sprint.AH14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15:Sprint.I15</svg:desc>
                </draw:g>
              </table:table-cell>
              <table:table-cell office:value-type="float" office:value="0">
                <text:p>0</text:p>
                <draw:g>
                  <svg:desc>Sprint.J15:Sprint.AH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895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7/feb</text:p>
                <draw:g>
                  <svg:desc>Sprint.J5:Sprint.AH5</svg:desc>
                </draw:g>
              </table:table-cell>
              <table:table-cell office:value-type="string">
                <text:p>08/feb</text:p>
              </table:table-cell>
              <table:table-cell office:value-type="string">
                <text:p>09/feb</text:p>
              </table:table-cell>
              <table:table-cell office:value-type="string">
                <text:p>10/feb</text:p>
              </table:table-cell>
              <table:table-cell office:value-type="string">
                <text:p>11/feb</text:p>
              </table:table-cell>
              <table:table-cell office:value-type="string">
                <text:p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28">
                <text:p>28</text:p>
                <draw:g>
                  <svg:desc>Sprint.J7:Sprint.AH7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